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NO.</text:p>
          </table:table-cell>
          <table:table-cell table:style-name="Default" office:value-type="string" calcext:value-type="string">
            <text:p>PERCENTAG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RADHA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formula="of:=SUM([.B2:.G2])" office:value-type="float" office:value="458" calcext:value-type="float">
            <text:p>458</text:p>
          </table:table-cell>
          <table:table-cell table:style-name="ce1" office:value-type="float" office:value="500" calcext:value-type="float">
            <text:p>500</text:p>
          </table:table-cell>
          <table:table-cell table:formula="of:=([.H2]/[.I2])" office:value-type="percentage" office:value="0.916" calcext:value-type="percentage">
            <text:p>91.6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IVANGI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SUM([.B3:.G3])" office:value-type="float" office:value="447" calcext:value-type="float">
            <text:p>447</text:p>
          </table:table-cell>
          <table:table-cell table:style-name="ce2" office:value-type="float" office:value="500" calcext:value-type="float">
            <text:p>500</text:p>
          </table:table-cell>
          <table:table-cell table:formula="of:=([.H3]/[.I3])" office:value-type="percentage" office:value="0.894" calcext:value-type="percentage">
            <text:p>89.4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YA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SUM([.B4:.G4])" office:value-type="float" office:value="461" calcext:value-type="float">
            <text:p>461</text:p>
          </table:table-cell>
          <table:table-cell office:value-type="float" office:value="500" calcext:value-type="float">
            <text:p>500</text:p>
          </table:table-cell>
          <table:table-cell table:formula="of:=([.H4]/[.I4])" office:value-type="percentage" office:value="0.922" calcext:value-type="percentage">
            <text:p>92.2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HUSHI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SUM([.B5:.G5])" office:value-type="float" office:value="462" calcext:value-type="float">
            <text:p>462</text:p>
          </table:table-cell>
          <table:table-cell office:value-type="float" office:value="500" calcext:value-type="float">
            <text:p>500</text:p>
          </table:table-cell>
          <table:table-cell table:formula="of:=([.H5]/[.I5])" office:value-type="percentage" office:value="0.924" calcext:value-type="percentage">
            <text:p>92.4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ETI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formula="of:=SUM([.B6:.G6])"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table:formula="of:=([.H6]/[.I6])" office:value-type="percentage" office:value="0.904" calcext:value-type="percentage">
            <text:p>90.4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NCHAN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formula="of:=SUM([.B7:.G7])" office:value-type="float" office:value="441" calcext:value-type="float">
            <text:p>441</text:p>
          </table:table-cell>
          <table:table-cell office:value-type="float" office:value="500" calcext:value-type="float">
            <text:p>500</text:p>
          </table:table-cell>
          <table:table-cell table:formula="of:=([.H7]/[.I7])" office:value-type="percentage" office:value="0.882" calcext:value-type="percentage">
            <text:p>88.2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PNA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SUM([.B8:.G8])" office:value-type="float" office:value="455" calcext:value-type="float">
            <text:p>455</text:p>
          </table:table-cell>
          <table:table-cell office:value-type="float" office:value="500" calcext:value-type="float">
            <text:p>500</text:p>
          </table:table-cell>
          <table:table-cell table:formula="of:=([.H8]/[.I8])" office:value-type="percentage" office:value="0.91" calcext:value-type="percentage">
            <text:p>91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4:22.170000000</meta:creation-date>
    <dc:date>2024-09-24T19:55:46.701000000</dc:date>
    <meta:editing-duration>PT4M16S</meta:editing-duration>
    <meta:editing-cycles>1</meta:editing-cycles>
    <meta:document-statistic meta:table-count="1" meta:cell-count="80" meta:object-count="0"/>
    <meta:generator>LibreOffice/24.8.1.2$Windows_X86_64 LibreOffice_project/87fa9aec1a63e70835390b81c40bb8993f1d4ff6</meta:generator>
  </office:meta>
</office:document-meta>
</file>